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bottom" draw:auto-grow-height="false" fo:min-height="12.356cm" fo:min-width="16.424cm"/>
    </style:style>
    <style:style style:name="gr2" style:family="graphic" style:parent-style-name="standard">
      <style:graphic-properties draw:fill-color="#ffcc00" draw:textarea-horizontal-align="justify" draw:textarea-vertical-align="bottom" draw:auto-grow-height="false" fo:min-height="2.272cm" fo:min-width="14.722cm"/>
    </style:style>
    <style:style style:name="gr3" style:family="graphic" style:parent-style-name="standard">
      <style:graphic-properties draw:fill-color="#ffcc00" draw:textarea-horizontal-align="justify" draw:textarea-vertical-align="bottom" draw:auto-grow-height="false" fo:min-height="6.398cm" fo:min-width="14.276cm"/>
    </style:style>
    <style:style style:name="gr4" style:family="graphic" style:parent-style-name="standard">
      <style:graphic-properties draw:fill-color="#99ff66" draw:textarea-horizontal-align="justify" draw:textarea-vertical-align="bottom" draw:auto-grow-height="false" fo:min-height="2.272cm" fo:min-width="4.562cm"/>
    </style:style>
    <style:style style:name="gr5" style:family="graphic" style:parent-style-name="standard">
      <style:graphic-properties draw:fill-color="#99ff66" draw:textarea-horizontal-align="justify" draw:textarea-vertical-align="bottom" draw:auto-grow-height="false" fo:min-height="1.562cm" fo:min-width="4.638cm"/>
    </style:style>
    <style:style style:name="gr6" style:family="graphic" style:parent-style-name="standard">
      <style:graphic-properties draw:fill-color="#ffff99" draw:textarea-horizontal-align="justify" draw:textarea-vertical-align="bottom" draw:auto-grow-height="false" fo:min-height="0.694cm" fo:min-width="3.38cm"/>
    </style:style>
    <style:style style:name="gr7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="Arrow" draw:marker-start-width="0.352cm" draw:marker-end="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="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99ff66" draw:textarea-horizontal-align="justify" draw:textarea-vertical-align="bottom" draw:auto-grow-height="false" fo:min-height="0.897cm" fo:min-width="4.71cm"/>
    </style:style>
    <style:style style:name="gr11" style:family="graphic" style:parent-style-name="objectwithoutfill">
      <style:graphic-properties svg:stroke-width="0.035cm" svg:stroke-color="#0000ff" draw:marker-start="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color="#0000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288cm" svg:height="13.97cm" svg:x="6.858cm" svg:y="4.318cm">
          <text:p text:style-name="P1">S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5.494cm" svg:height="2.794cm" svg:x="8.202cm" svg:y="5.282cm">
          <text:p text:style-name="P1">host system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5.494cm" svg:height="7.366cm" svg:x="8.203cm" svg:y="9.144cm">
          <text:p text:style-name="P1">FPG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334cm" svg:height="2.794cm" svg:x="16.518cm" svg:y="11.43cm">
          <text:p text:style-name="P1">lm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5.334cm" svg:height="2.008cm" svg:x="10.019cm" svg:y="11.454cm">
          <text:p text:style-name="P1">ECA </text:p>
          <text:p text:style-name="P1"><text:span text:style-name="T1">TLU via bidi I/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334cm" svg:height="2.008cm" svg:x="10.02cm" svg:y="13.854cm">
          <text:p text:style-name="P1">MIL-Macr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3.982cm" svg:height="1.046cm" svg:x="17.272cm" svg:y="11.654cm">
          <text:p text:style-name="P1">firm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9.304cm" svg:y1="7.101cm" svg:x2="19.304cm" svg:y2="11.654cm">
          <text:p text:style-name="P2"><text:span text:style-name="T2">EB via DP RAM</text:span></text:p>
          <text:p text:style-name="P2"/>
        </draw:line>
        <draw:line draw:style-name="gr7" draw:text-style-name="P2" draw:layer="layout" svg:x1="15.353cm" svg:y1="12.192cm" svg:x2="17.272cm" svg:y2="12.192cm">
          <text:p text:style-name="P2"><text:span text:style-name="T2">WB</text:span></text:p>
          <text:p text:style-name="P2"/>
        </draw:line>
        <draw:line draw:style-name="gr7" draw:text-style-name="P2" draw:layer="layout" svg:x1="15.354cm" svg:y1="14.986cm" svg:x2="17.272cm" svg:y2="12.446cm">
          <text:p text:style-name="P2"><text:span text:style-name="T2">WB</text:span></text:p>
          <text:p text:style-name="P2"/>
        </draw:line>
        <draw:custom-shape draw:style-name="gr6" draw:text-style-name="P1" draw:layer="layout" svg:width="3.982cm" svg:height="1.046cm" svg:x="10.674cm" svg:y="6.756cm">
          <text:p text:style-name="P1">config scrip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2" draw:layer="layout" svg:x1="0.508cm" svg:y1="6.604cm" svg:x2="17.272cm" svg:y2="6.604cm">
          <text:p text:style-name="P2"><text:span text:style-name="T2">ACC Network (Diagnostic Logging) <text:s text:c="71"/></text:span></text:p>
          <text:p text:style-name="P2"><text:span text:style-name="T2"/></text:p>
        </draw:line>
        <draw:line draw:style-name="gr9" draw:text-style-name="P2" draw:layer="layout" svg:x1="0.508cm" svg:y1="12.192cm" svg:x2="10.019cm" svg:y2="12.192cm">
          <text:p text:style-name="P2"><text:span text:style-name="T2">CMDs from DM via Timing Network <text:s text:c="9"/></text:span></text:p>
          <text:p text:style-name="P2"/>
        </draw:line>
        <draw:line draw:style-name="gr8" draw:text-style-name="P2" draw:layer="layout" svg:x1="0.508cm" svg:y1="15.005cm" svg:x2="10.02cm" svg:y2="15.005cm">
          <text:p text:style-name="P2"><text:span text:style-name="T2">Devicebus to UNIPZ (Bit I/O) <text:s text:c="20"/></text:span></text:p>
          <text:p text:style-name="P2"/>
        </draw:line>
        <draw:line draw:style-name="gr9" draw:text-style-name="P2" draw:layer="layout" svg:x1="0.483cm" svg:y1="15.619cm" svg:x2="9.995cm" svg:y2="15.619cm">
          <text:p text:style-name="P2"><text:span text:style-name="T2">MIL Event “UNI_READY” from UNIPZ <text:s text:c="5"/></text:span></text:p>
          <text:p text:style-name="P2"/>
        </draw:line>
        <draw:custom-shape draw:style-name="gr10" draw:text-style-name="P1" draw:layer="layout" svg:width="5.334cm" svg:height="1.271cm" svg:x="10.021cm" svg:y="9.854cm">
          <text:p text:style-name="P1">EB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5.355cm" svg:y1="10.414cm" svg:x2="17.272cm" svg:y2="11.938cm">
          <text:p text:style-name="P2"><text:span text:style-name="T2">WB</text:span></text:p>
          <text:p text:style-name="P2"/>
        </draw:line>
        <draw:line draw:style-name="gr8" draw:text-style-name="P2" draw:layer="layout" svg:x1="0.503cm" svg:y1="10.543cm" svg:x2="10.014cm" svg:y2="10.543cm">
          <text:p text:style-name="P2"><text:span text:style-name="T2">replies to DM via Timing Network <text:s text:c="12"/></text:span></text:p>
          <text:p text:style-name="P2"/>
        </draw:line>
        <draw:connector draw:style-name="gr11" draw:text-style-name="P3" draw:layer="layout" draw:type="curve" draw:line-skew="-5.363cm" svg:x1="10.019cm" svg:y1="12.458cm" svg:x2="10.02cm" svg:y2="14.858cm" draw:start-shape="id1" draw:start-glue-point="3" draw:end-shape="id2" draw:end-glue-point="3" svg:d="M10019 12458c-8796 0-8796 2400 1 2400" svg:viewBox="0 0 6599 2401">
          <text:p text:style-name="P3">TTL pulse “UNI_READY” (Lemo)</text:p>
        </draw:connector>
        <draw:custom-shape draw:style-name="gr6" draw:text-style-name="P1" draw:layer="layout" svg:width="3.982cm" svg:height="1.046cm" svg:x="17.273cm" svg:y="6.055cm">
          <text:p text:style-name="P1"><text:s/>soft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2" draw:layer="layout" svg:x1="14.656cm" svg:y1="7.112cm" svg:x2="17.273cm" svg:y2="6.858cm"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>CLI</text:span></text:p>
          <text:p text:style-name="P2"/>
        </draw:line>
        <draw:line draw:style-name="gr9" draw:text-style-name="P2" draw:layer="layout" svg:x1="12.7cm" svg:y1="7.802cm" svg:x2="15.494cm" svg:y2="9.398cm">
          <text:p text:style-name="P2"><text:span text:style-name="T2">ECA + I/O</text:span></text:p>
          <text:p text:style-name="P2"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etrich Beck</meta:initial-creator>
    <meta:creation-date>2017-05-23T17:50:29.609241530</meta:creation-date>
    <dc:date>2018-04-19T10:52:36.841709518</dc:date>
    <meta:editing-duration>PT8M21S</meta:editing-duration>
    <meta:editing-cycles>2</meta:editing-cycles>
    <meta:generator>LibreOffice/4.3.3.2$Linux_X86_64 LibreOffice_project/430m0$Build-2</meta:generator>
    <meta:document-statistic meta:object-count="45"/>
  </office:meta>
</office:document-meta>
</file>